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che d'investigation de fonctionnalité</text:p>
      <text:p text:style-name="P1"/>
      <text:p text:style-name="P1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2">Fonctionnalités</text:span> : Recherche de recettes par ingrédient, ustensiles ou nom.</text:p>
            <text:p text:style-name="P4"/>
            <text:p text:style-name="P4"><text:span text:style-name="T2">Problématique</text:span> : Pour une recherche efficace, un meilleur temps de réponse et un référencement optimal, l'algorithme de tri doit être le plus rapide possible.</text:p>
          </table:table-cell>
        </table:table-row>
      </table:table>
      <text:p text:style-name="P2"/>
      <text:p text:style-name="P2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3">Option 1 </text:span>:</text:p>
            <text:p text:style-name="P4"/>
            <text:p text:style-name="P4"/>
          </table:table-cell>
        </table:table-row>
      </table:table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Option 2 :</text:p>
            <text:p text:style-name="P5"/>
            <text:p text:style-name="P5"/>
          </table:table-cell>
        </table:table-row>
      </table:table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<text:span text:style-name="T2">SOLUTION RETENUE</text:span> :</text:p>
            <text:p text:style-name="P4"/>
            <text:p text:style-name="P4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wan de Belleville</meta:initial-creator>
    <meta:creation-date>2021-04-07T16:09:34.44</meta:creation-date>
    <dc:date>2021-04-08T11:10:28.42</dc:date>
    <dc:creator>Erwan de Belleville</dc:creator>
    <meta:editing-duration>PT19H53S</meta:editing-duration>
    <meta:editing-cycles>2</meta:editing-cycles>
    <meta:generator>OpenOffice/4.1.9$Win32 OpenOffice.org_project/419m1$Build-9805</meta:generator>
    <meta:document-statistic meta:table-count="4" meta:image-count="0" meta:object-count="0" meta:page-count="1" meta:paragraph-count="6" meta:word-count="47" meta:character-count="308"/>
  </office:meta>
</office:document-meta>
</file>